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Gill Sans MT" svg:font-family="'Gill Sans MT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6.263cm" fo:margin-left="-0.132cm" table:align="left" style:writing-mode="lr-tb"/>
    </style:style>
    <style:style style:name="Tabelle1.A" style:family="table-column">
      <style:table-column-properties style:column-width="4.277cm"/>
    </style:style>
    <style:style style:name="Tabelle1.B" style:family="table-column">
      <style:table-column-properties style:column-width="11.98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" style:family="table">
      <style:table-properties style:width="16.245cm" fo:margin-left="-0.123cm" table:align="left" style:writing-mode="lr-tb"/>
    </style:style>
    <style:style style:name="Tabelle2.A" style:family="table-column">
      <style:table-column-properties style:column-width="8.12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5.875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106cm" fo:margin-bottom="0.106cm" style:contextual-spacing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212cm" fo:margin-bottom="0.212cm" style:contextual-spacing="false"/>
    </style:style>
    <style:style style:name="P6" style:family="paragraph" style:parent-style-name="Standard">
      <style:paragraph-properties fo:margin-top="0.212cm" fo:margin-bottom="0.212cm" style:contextual-spacing="false" style:snap-to-layout-grid="false"/>
    </style:style>
    <style:style style:name="P7" style:family="paragraph" style:parent-style-name="Standard">
      <style:paragraph-properties fo:margin-top="0.212cm" fo:margin-bottom="0.212cm" style:contextual-spacing="false" fo:text-align="end" style:justify-single-word="false"/>
    </style:style>
    <style:style style:name="P8" style:family="paragraph" style:parent-style-name="Title">
      <style:text-properties fo:font-size="20pt" style:font-size-asian="20pt"/>
    </style:style>
    <style:style style:name="P9" style:family="paragraph" style:parent-style-name="Title">
      <style:text-properties fo:font-size="20pt" fo:language="none" fo:country="none" style:font-size-asian="20pt" style:language-asian="none" style:country-asian="none"/>
    </style:style>
    <style:style style:name="P10" style:family="paragraph" style:parent-style-name="Contents_20_1">
      <style:paragraph-properties>
        <style:tab-stops>
          <style:tab-stop style:position="0.951cm"/>
          <style:tab-stop style:position="15.976cm" style:type="right" style:leader-style="dotted" style:leader-text="."/>
          <style:tab-stop style:position="15.99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style:language-asian="none" style:country-asian="none"/>
    </style:style>
    <style:style style:name="P12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officeooo:rsid="000af481" officeooo:paragraph-rsid="000af481" style:language-asian="none" style:country-asian="none"/>
    </style:style>
    <style:style style:name="P13" style:family="paragraph" style:parent-style-name="Standard">
      <style:text-properties fo:language="none" fo:country="none" fo:font-weight="bold" style:language-asian="none" style:country-asian="none" style:font-weight-asian="bold"/>
    </style:style>
    <style:style style:name="P14" style:family="paragraph" style:parent-style-name="Standard">
      <style:paragraph-properties fo:break-before="page"/>
      <style:text-properties fo:font-size="18pt" fo:font-weight="bold" style:font-size-asian="18pt" style:font-weight-asian="bold" style:font-weight-complex="bold"/>
    </style:style>
    <style:style style:name="P15" style:family="paragraph" style:parent-style-name="Standard">
      <style:text-properties fo:font-size="18pt" fo:font-weight="bold" style:font-size-asian="18pt" style:font-weight-asian="bold" style:font-weight-complex="bold"/>
    </style:style>
    <style:style style:name="P16" style:family="paragraph" style:parent-style-name="Standard">
      <style:text-properties officeooo:rsid="000954f5"/>
    </style:style>
    <style:style style:name="P17" style:family="paragraph" style:parent-style-name="Standard">
      <style:text-properties officeooo:rsid="000629c0" officeooo:paragraph-rsid="000629c0"/>
    </style:style>
    <style:style style:name="P18" style:family="paragraph" style:parent-style-name="Contents_20_1">
      <style:paragraph-properties>
        <style:tab-stops>
          <style:tab-stop style:position="0.951cm"/>
          <style:tab-stop style:position="15.976cm" style:type="right" style:leader-style="dotted" style:leader-text="."/>
          <style:tab-stop style:position="15.99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2.223cm"/>
          <style:tab-stop style:position="15.984cm" style:type="right" style:leader-style="dotted" style:leader-text="."/>
          <style:tab-stop style:position="15.997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Standard">
      <style:paragraph-properties fo:margin-top="0.106cm" fo:margin-bottom="0.106cm" style:contextual-spacing="false" style:snap-to-layout-grid="false"/>
      <style:text-properties fo:language="none" fo:country="none" officeooo:rsid="000629c0" style:language-asian="none" style:country-asian="none"/>
    </style:style>
    <style:style style:name="P23" style:family="paragraph" style:parent-style-name="Standard" style:list-style-name="L1">
      <style:text-properties officeooo:rsid="000629c0" officeooo:paragraph-rsid="000629c0"/>
    </style:style>
    <style:style style:name="P24" style:family="paragraph" style:parent-style-name="Standard" style:list-style-name="L2">
      <style:paragraph-properties>
        <style:tab-stops>
          <style:tab-stop style:position="1.27cm"/>
        </style:tab-stops>
      </style:paragraph-properties>
    </style:style>
    <style:style style:name="T1" style:family="text">
      <style:text-properties fo:font-size="8pt" style:font-size-asian="8pt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629c0"/>
    </style:style>
    <style:style style:name="T4" style:family="text">
      <style:text-properties officeooo:rsid="000af481"/>
    </style:style>
    <style:style style:name="T5" style:family="text">
      <style:text-properties officeooo:rsid="000b55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 text:consecutive-numbering="true">
      <text:list-level-style-bullet text:level="1" text:style-name="WW8NumSt57z0" loext:num-list-format="*%1%" style:num-prefix="*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OJEKTABSCHLUSSBERICHT</text:p>
      <text:p text:style-name="P3"/>
      <text:p text:style-name="P9"><text:span text:style-name="T3">Round Robin GUI </text:span><text:span text:style-name="T4">Jav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Projektnummer:</text:p>
          </table:table-cell>
          <table:table-cell table:style-name="Tabelle1.B1" office:value-type="string">
            <text:p text:style-name="P12">1</text:p>
          </table:table-cell>
        </table:table-row>
        <table:table-row table:style-name="Tabelle1.1">
          <table:table-cell table:style-name="Tabelle1.A1" office:value-type="string">
            <text:p text:style-name="P4">ProjektmanagerIn:</text:p>
          </table:table-cell>
          <table:table-cell table:style-name="Tabelle1.B2" office:value-type="string">
            <text:p text:style-name="P22">Philipp Will</text:p>
          </table:table-cell>
        </table:table-row>
        <table:table-row table:style-name="Tabelle1.1">
          <table:table-cell table:style-name="Tabelle1.A1" office:value-type="string">
            <text:p text:style-name="P4">Aktuelles Datum:</text:p>
          </table:table-cell>
          <table:table-cell table:style-name="Tabelle1.B2" office:value-type="string">
            <text:p text:style-name="P11"><text:span text:style-name="T3">27.04.202</text:span><text:span text:style-name="T4">4</text:span></text:p>
          </table:table-cell>
        </table:table-row>
      </table:table>
      <text:p text:style-name="Standard"/>
      <text:p text:style-name="P14">Inhaltsübersicht</text:p>
      <text:p text:style-name="P15"/>
      <text:table-of-content text:style-name="Sect1" text:name="Inhaltsverzeichni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951cm" style:leader-char=" " style:with-tab="false"/>
            <text:index-entry-tab-stop style:type="left" style:position="15.976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223cm" style:leader-char=" " style:with-tab="false"/>
            <text:index-entry-tab-stop style:type="left" style:position="15.984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3.81cm" style:leader-char=" " style:with-tab="false"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</text:index-source-styles>
        </text:table-of-content-source>
        <text:index-body>
          <text:p text:style-name="P10">PROJEKTABSCHLUSSBERICHT<text:tab/>1</text:p>
          <text:p text:style-name="P10"><text:s/><field:fieldmark-start text:name="Unknown" field:type=""/><field:fieldmark-separator/><text:span text:style-name="T3">Round Robin GUI Java</text:span><field:fieldmark-end/><text:tab/>1</text:p>
          <text:p text:style-name="P10"><text:a xlink:type="simple" xlink:href="#1.Auftrag|outline" text:style-name="Internet_20_link" text:visited-style-name="Visited_20_Internet_20_Link">1. Auftrag<text:tab/>3</text:a></text:p>
          <text:p text:style-name="P19"><text:a xlink:type="simple" xlink:href="#1.1.Ausgangssituation|outline" text:style-name="Internet_20_link" text:visited-style-name="Visited_20_Internet_20_Link">1.1 Ausgangssituation<text:tab/>3</text:a></text:p>
          <text:p text:style-name="P19"><text:a xlink:type="simple" xlink:href="#1.2.Projektziele|outline" text:style-name="Internet_20_link" text:visited-style-name="Visited_20_Internet_20_Link">1.2 Projektziele<text:tab/>3</text:a></text:p>
          <text:p text:style-name="P19"><text:a xlink:type="simple" xlink:href="#1.3.Projektorganisation|outline" text:style-name="Internet_20_link" text:visited-style-name="Visited_20_Internet_20_Link">1.3 Projektorganisation<text:tab/>3</text:a></text:p>
          <text:p text:style-name="P10"><text:a xlink:type="simple" xlink:href="#2.Evaluierung|outline" text:style-name="Internet_20_link" text:visited-style-name="Visited_20_Internet_20_Link">2. Evaluierung<text:tab/>4</text:a></text:p>
          <text:p text:style-name="P19"><text:a xlink:type="simple" xlink:href="#2.1.Projektverlauf|outline" text:style-name="Internet_20_link" text:visited-style-name="Visited_20_Internet_20_Link">2.1 Projektverlauf<text:tab/>4</text:a></text:p>
          <text:p text:style-name="P19"><text:a xlink:type="simple" xlink:href="#2.2.Zielerreichung|outline" text:style-name="Internet_20_link" text:visited-style-name="Visited_20_Internet_20_Link">2.2 Zielerreichung<text:tab/>4</text:a></text:p>
          <text:p text:style-name="P10"><text:a xlink:type="simple" xlink:href="#3.Ergebnisse|outline" text:style-name="Internet_20_link" text:visited-style-name="Visited_20_Internet_20_Link">3. Ergebnisse<text:tab/>5</text:a></text:p>
          <text:p text:style-name="P10"><text:a xlink:type="simple" xlink:href="#4.Ausblick|outline" text:style-name="Internet_20_link" text:visited-style-name="Visited_20_Internet_20_Link">4. Ausblick<text:tab/>6</text:a></text:p>
          <text:p text:style-name="P10"><text:a xlink:type="simple" xlink:href="#5.Entlastung Projektteam|outline" text:style-name="Internet_20_link" text:visited-style-name="Visited_20_Internet_20_Link">5. Entlastung Projektteam<text:tab/>7</text:a></text:p>
          <text:p text:style-name="P10"><text:a xlink:type="simple" xlink:href="#6.Anhänge|outline" text:style-name="Internet_20_link" text:visited-style-name="Visited_20_Internet_20_Link">6. Anhänge<text:tab/>8</text:a></text:p>
        </text:index-body>
      </text:table-of-content>
      <text:p text:style-name="P13"/>
      <text:h text:style-name="P20" text:outline-level="1">Auftrag</text:h>
      <text:h text:style-name="Heading_20_2" text:outline-level="2">Ausgangssituation</text:h>
      <text:p text:style-name="P16">Gefragt war ein Programm welches den Round-Robin Algorithmus visualisiert.</text:p>
      <text:p text:style-name="Standard"/>
      <text:p text:style-name="Standard"/>
      <text:h text:style-name="Heading_20_2" text:outline-level="2">Projektziele</text:h>
      <text:p text:style-name="P17">Ziel war es für mich, <text:span text:style-name="T4">einen guten Algorithmus zu entwerfen, der das Problem effizient löst und </text:span>ein schönes GUI zu entwerfen, <text:span text:style-name="T4">welches die gefragten Informationen strukturiert darstellt. Die Ziele sollen mit </text:span>Clean-Code <text:span text:style-name="T4">umgesetzt werden</text:span>.</text:p>
      <text:p text:style-name="P17">Clean-Code heißt, dass der Code gut dokumentiert ist, und oft benutzte Code-Teile in Funktionen extrahiert werden. Klare Variablen Namen und gute Code Struktur.</text:p>
      <text:p text:style-name="Standard"/>
      <text:p text:style-name="Standard"/>
      <text:h text:style-name="Heading_20_2" text:outline-level="2">Projektorganisation</text:h>
      <text:p text:style-name="P17">Auftraggeber: Herr Brößler</text:p>
      <text:p text:style-name="P17">Mitglieder: Philipp Will</text:p>
      <text:p text:style-name="P17">Lenkungsausschuss: Philipp Will</text:p>
      <text:p text:style-name="P17">Projektleiter: Philipp Will</text:p>
      <text:p text:style-name="P17">Projektmitarbeiter: Philipp Will</text:p>
      <text:p text:style-name="Standard"/>
      <text:p text:style-name="Standard"/>
      <text:h text:style-name="P20" text:outline-level="1">Evaluierung</text:h>
      <text:h text:style-name="Heading_20_2" text:outline-level="2">Projektverlauf</text:h>
      <text:p text:style-name="P17">Das Projekt lief sehr strukturiert ab. Zu Anfang gab es kleinere Schwierigkeiten die das GUI betrafen.</text:p>
      <text:p text:style-name="P17">Probleme gab es keine. Gut lief alles. Schlecht lief nichts. Erfahrungswerte gab es auch keine (neuen).</text:p>
      <text:p text:style-name="Standard"/>
      <text:p text:style-name="Standard"/>
      <text:h text:style-name="Heading_20_2" text:outline-level="2">Zielerreichung</text:h>
      <text:p text:style-name="P17">Alle Ziele des Projekts wurden vorzeitig und in vollem Umfang erreich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Ergebnisse</text:h>
      <text:p text:style-name="P17">Entwickelt wurde ein Round-Robin Algorithmus, welcher aus einem geg. Zeit-Quantum und einer Liste an Prozessen, einen Ablaufplan der Prozesse ausgibt. Der Algorithmus berücksichtigt dabei </text:p>
      <text:list text:style-name="L1">
        <text:list-item>
          <text:p text:style-name="P23">das Vorgegebene Zeitquantum</text:p>
        </text:list-item>
        <text:list-item>
          <text:p text:style-name="P23">die Bursttime des Prozesses</text:p>
        </text:list-item>
        <text:list-item>
          <text:p text:style-name="P23">die Startzeit des Prozesses</text:p>
        </text:list-item>
      </text:list>
      <text:p text:style-name="P17">Zur Visualisierung der Ergebnisse des Algorithmus wurde eine grafische Benutzeroberfläche entwickelt, die jene Prozesse der Reihe nach auflistet und anschaulich darstellt. Der Programmcode wurde in insgesamt 14 Stunden entwickelt.</text:p>
      <text:h text:style-name="P20" text:outline-level="1">Ausblick</text:h>
      <text:p text:style-name="Standard">Die Projektergebnisse werden in zukünftigen Prozessplanungssystemen <text:span text:style-name="T5">nicht </text:span>genutzt.<text:span text:style-name="T5"> Die erkenntnisse im dokumentieren hingegen schon.</text:span> Geplant sind <text:span text:style-name="T5">keine </text:span>Erweiterungen des Algorithmus und <text:span text:style-name="T5">auch keine </text:span>der Benutzeroberfläche sowie <text:span text:style-name="T5">keine </text:span>Integration weiterer Scheduling-Algorithmen. Philipp Will übernimmt <text:span text:style-name="T5">nicht </text:span>die Verantwortung für die weitere Umsetzung. Folgekosten für Wartung und Weiterentwicklung sind <text:span text:style-name="T5">nicht </text:span>einzuplanen<text:span text:style-name="T5"> da nichts weiterentwickelt wird</text:span>.</text:p>
      <text:p text:style-name="Standard"/>
      <text:p text:style-name="Standard"/>
      <text:h text:style-name="P20" text:outline-level="1">Entlastung Projektteam</text:h>
      <table:table table:name="Tabelle2" table:style-name="Tabelle2">
        <table:table-column table:style-name="Tabelle2.A" table:number-columns-repeated="2"/>
        <table:table-row table:style-name="Tabelle2.1">
          <table:table-cell table:style-name="Tabelle2.A1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>………………………………..……</text:p>
            <text:p text:style-name="P5"><text:span text:style-name="T2">Datum, Unterschrift</text:span> (Projektleiter)</text:p>
          </table:table-cell>
          <table:table-cell table:style-name="Tabelle2.A1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7">………………………………..……</text:p>
            <text:p text:style-name="P7"><text:span text:style-name="T2">Unterschrift</text:span> (Projektauftraggeber)</text:p>
          </table:table-cell>
        </table:table-row>
      </table:table>
      <text:p text:style-name="Standard"/>
      <text:h text:style-name="P20" text:outline-level="1">Anhänge</text:h>
      <text:p text:style-name="Standard">Mögliche Anhänge sind:</text:p>
      <text:p text:style-name="Standard"/>
      <text:list text:style-name="L2">
        <text:list-item>
          <text:p text:style-name="P24">Projektstrukturplan</text:p>
        </text:list-item>
        <text:list-item>
          <text:p text:style-name="P24">Terminplan</text:p>
        </text:list-item>
        <text:list-item>
          <text:p text:style-name="P24">Kosten- und Ressourcenplan</text:p>
        </text:list-item>
        <text:list-item>
          <text:p text:style-name="P24">Protokolle</text:p>
        </text:list-item>
        <text:list-item>
          <text:p text:style-name="P24">Aktennotizen</text:p>
        </text:list-item>
        <text:list-item>
          <text:p text:style-name="P24">Projektstatusberichte</text:p>
        </text:list-item>
        <text:list-item>
          <text:p text:style-name="P24">weitere relevante Dokument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Gill Sans MT" svg:font-family="'Gill Sans MT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text-align="end" style:justify-single-word="false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cm" fo:margin-bottom="0.635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.423cm" fo:margin-bottom="0.423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style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.223cm" fo:margin-right="0cm" fo:text-indent="-1.27cm" style:auto-text-indent="false">
        <style:tab-stops>
          <style:tab-stop style:position="2.223cm"/>
          <style:tab-stop style:position="15.984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.951cm" fo:margin-right="0cm" fo:margin-top="0.423cm" fo:margin-bottom="0.212cm" style:contextual-spacing="false" fo:text-indent="-0.951cm" style:auto-text-indent="false">
        <style:tab-stops>
          <style:tab-stop style:position="0.951cm"/>
          <style:tab-stop style:position="15.976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1.588cm" style:auto-text-indent="false">
        <style:tab-stops>
          <style:tab-stop style:position="3.81cm"/>
          <style:tab-stop style:position="16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szeichen" style:family="paragraph" style:parent-style-name="Standard" style:list-style-name="WW8Num4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Arial" fo:font-family="Arial" style:font-family-generic="swiss" style:font-pitch="variable" fo:font-size="10pt" style:font-size-asian="10pt" style:font-name-complex="Tahoma1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4" style:family="text">
      <style:text-properties style:font-name="Courier New" fo:font-family="'Courier New'" style:font-family-generic="modern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2" style:family="text">
      <style:text-properties style:font-name="Gill Sans MT" fo:font-family="'Gill Sans MT'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Bookman Old Style" fo:font-family="'Bookman Old Style'" style:font-family-generic="roman" style:font-pitch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 Narrow" fo:font-family="'Arial Narrow'" style:font-family-generic="swiss" style:font-pitch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loext:num-list-format="%1%" text:bullet-char="_">
        <style:list-level-properties text:list-level-position-and-space-mode="label-alignment">
          <style:list-level-label-alignment text:label-followed-by="listtab" text:list-tab-stop-position="2.265cm" fo:text-indent="-0.466cm" fo:margin-left="2.096cm"/>
        </style:list-level-properties>
        <style:text-properties fo:font-family="OpenSymbol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0z3" loext:num-list-format="%4%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0z3" loext:num-list-format="%7%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1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4.44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margin-left="5.715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62cm" fo:margin-left="6.98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8.255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0.16cm" fo:margin-left="9.525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1.43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_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  <style:text-properties style:font-name="Bookman Old Style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875cm" style:type="right"/>
        </style:tab-stops>
      </style:paragraph-properties>
    </style:style>
    <style:style style:name="MT1" style:family="text">
      <style:text-properties fo:font-size="8pt" style:font-size-asian="8pt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span text:style-name="MT1"><text:tab/></text:span><text:span text:style-name="Page_20_Number"><text:span text:style-name="MT1"><text:page-number text:select-page="current">8</text:page-number></text:span></text:span><text:span text:style-name="Page_20_Number"><text:span text:style-name="MT1"> von </text:span></text:span><text:span text:style-name="Page_20_Number"><text:span text:style-name="MT1"><text:page-count style:num-format="1">8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jektabschlussbericht</dc:title>
    <meta:initial-creator>Stefan Hagen</meta:initial-creator>
    <meta:creation-date>2004-07-20T11:48:00</meta:creation-date>
    <dc:date>2024-07-01T08:19:09.120000000</dc:date>
    <meta:print-date>2024-07-01T08:18:43.607000000</meta:print-date>
    <meta:editing-cycles>31</meta:editing-cycles>
    <meta:generator>LibreOffice/7.6.4.1$Windows_X86_64 LibreOffice_project/e19e193f88cd6c0525a17fb7a176ed8e6a3e2aa1</meta:generator>
    <meta:editing-duration>PT47M12S</meta:editing-duration>
    <meta:document-statistic meta:table-count="2" meta:image-count="0" meta:object-count="0" meta:page-count="8" meta:paragraph-count="64" meta:word-count="352" meta:character-count="2648" meta:non-whitespace-character-count="2376"/>
  </office:meta>
</office:document-meta>
</file>